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tti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otti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ottie.html" text:style-name="Internet_20_link" text:visited-style-name="Visited_20_Internet_20_Link">link</text:a>)</text:p>

            
                <text:list xml:id="list_Lottie2" text:continue-numbering="true" text:continue-list="list_Lotti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tti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ottie4" text:continue-numbering="true" text:continue-list="list_Lottie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ottie5" text:continue-numbering="true" text:continue-list="list_Lottie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ottie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ttie7" text:continue-numbering="true" text:continue-list="list_Lottie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ottie8" text:continue-numbering="true" text:continue-list="list_Lottie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ottie9" text:continue-numbering="true" text:continue-list="list_Lottie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ottie10" text:continue-numbering="true" text:continue-list="list_Lottie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ottie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ottie12" text:continue-numbering="true" text:continue-list="list_Lottie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ottie13" text:continue-numbering="true" text:continue-list="list_Lottie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ottie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ottie15" text:continue-numbering="true" text:continue-list="list_Lottie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ottie16" text:continue-numbering="true" text:continue-list="list_Lottie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ottie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ottie18" text:continue-numbering="true" text:continue-list="list_Lottie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ottie19" text:continue-numbering="true" text:continue-list="list_Lottie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ottie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ottie21" text:continue-numbering="true" text:continue-list="list_Lottie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ottie22" text:continue-numbering="true" text:continue-list="list_Lottie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ottie23" text:continue-numbering="true" text:continue-list="list_Lottie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ottie24" text:continue-numbering="true" text:continue-list="list_Lottie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ottie25" text:continue-numbering="true" text:continue-list="list_Lottie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ottie26" text:continue-numbering="true" text:continue-list="list_Lottie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ottie27" text:continue-numbering="true" text:continue-list="list_Lottie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ottie28" text:continue-numbering="true" text:continue-list="list_Lottie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ottie29" text:continue-numbering="true" text:continue-list="list_Lottie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ottie30" text:continue-numbering="true" text:continue-list="list_Lottie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ottie31" text:continue-numbering="true" text:continue-list="list_Lottie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ottie32" text:continue-numbering="true" text:continue-list="list_Lottie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ottie33" text:continue-numbering="true" text:continue-list="list_Lottie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ottie34" text:continue-numbering="true" text:continue-list="list_Lottie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ottie35" text:continue-numbering="true" text:continue-list="list_Lottie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ottie36" text:continue-numbering="true" text:continue-list="list_Lottie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ottie37" text:continue-numbering="true" text:continue-list="list_Lottie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ottie38" text:continue-numbering="true" text:continue-list="list_Lottie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ottie39" text:continue-numbering="true" text:continue-list="list_Lottie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ottie40" text:continue-numbering="true" text:continue-list="list_Lottie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ottie41" text:continue-numbering="true" text:continue-list="list_Lottie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ottie42" text:continue-numbering="true" text:continue-list="list_Lottie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ottie43" text:continue-numbering="true" text:continue-list="list_Lottie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ottie44" text:continue-numbering="true" text:continue-list="list_Lottie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ottie45" text:continue-numbering="true" text:continue-list="list_Lottie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ottie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ottie47" text:continue-numbering="true" text:continue-list="list_Lottie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ottie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ottie49" text:continue-numbering="true" text:continue-list="list_Lottie4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ottie5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ottie51" text:continue-numbering="true" text:continue-list="list_Lottie4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ottie5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ottie53" text:continue-numbering="true" text:continue-list="list_Lottie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ottie54" text:continue-numbering="true" text:continue-list="list_Lottie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ottie55" text:continue-numbering="true" text:continue-list="list_Lottie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ottie56" text:continue-numbering="true" text:continue-list="list_Lottie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ottie57" text:continue-numbering="true" text:continue-list="list_Lottie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ottie58" text:continue-numbering="true" text:continue-list="list_Lottie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ottie59" text:continue-numbering="true" text:continue-list="list_Lottie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ottie60" text:continue-numbering="true" text:continue-list="list_Lottie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ottie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ttie62" text:continue-numbering="true" text:continue-list="list_Lottie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ottie63" text:continue-numbering="true" text:continue-list="list_Lottie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ottie64" text:continue-numbering="true" text:continue-list="list_Lottie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